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320000003202F6A6203D4B6F39B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pacity="0%" draw:textarea-horizontal-align="justify" draw:textarea-vertical-align="middle" draw:auto-grow-height="false" fo:min-height="2.417cm" fo:min-width="5.342cm" draw:shadow-opacity="0%"/>
    </style:style>
    <style:style style:name="gr3" style:family="graphic" style:parent-style-name="objectwithoutfill">
      <style:graphic-properties svg:stroke-color="#999999" draw:marker-end="Arrow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opacity="0%"/>
      <style:paragraph-properties fo:text-align="center"/>
    </style:style>
    <style:style style:name="P3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19.589cm" svg:height="19.589cm" svg:x="1cm" svg:y="4.175cm">
          <draw:image xlink:href="Pictures/1000020100000320000003202F6A6203D4B6F39B.png" xlink:type="simple" xlink:show="embed" xlink:actuate="onLoad" loext:mime-type="image/png">
            <text:p/>
          </draw:image>
        </draw:frame>
        <draw:custom-shape draw:style-name="gr2" draw:text-style-name="P2" xml:id="id2" draw:id="id2" draw:layer="layout" svg:width="5.842cm" svg:height="2.667cm" svg:x="14.081cm" svg:y="7.2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842cm" svg:height="2.667cm" svg:x="14.081cm" svg:y="10.1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842cm" svg:height="2.667cm" svg:x="14.081cm" svg:y="13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842cm" svg:height="2.667cm" svg:x="14.081cm" svg:y="16.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svg:x1="20.589cm" svg:y1="13.969cm" svg:x2="20.589cm" svg:y2="13.969cm" draw:start-shape="id1" draw:end-shape="id1" svg:d="M20589 13969z" svg:viewBox="0 0 1 1">
          <text:p/>
        </draw:connector>
        <draw:connector draw:style-name="gr3" draw:text-style-name="P3" draw:layer="layout" svg:x1="12.844cm" svg:y1="8.563cm" svg:x2="14.081cm" svg:y2="8.556cm" draw:end-shape="id2" svg:d="M12844 8563h368v-7h869" svg:viewBox="0 0 1238 8">
          <text:p/>
        </draw:connector>
        <draw:connector draw:style-name="gr3" draw:text-style-name="P3" draw:layer="layout" svg:x1="6.218cm" svg:y1="12.658cm" svg:x2="7.204cm" svg:y2="12.641cm" svg:d="M6218 12658h493v-17h493" svg:viewBox="0 0 987 18">
          <text:p/>
        </draw:connector>
        <draw:line draw:style-name="gr3" draw:text-style-name="P3" draw:layer="layout" svg:x1="9.636cm" svg:y1="11.541cm" svg:x2="11.033cm" svg:y2="9.50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date>2020-04-03T16:17:42.233816657</dc:date>
    <meta:editing-duration>PT13M56S</meta:editing-duration>
    <meta:editing-cycles>2</meta:editing-cycles>
    <meta:generator>LibreOffice/6.4.2.2$Linux_X86_64 LibreOffice_project/40$Build-2</meta:generator>
    <meta:document-statistic meta:object-count="9"/>
  </office:meta>
</office:document-meta>
</file>